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84.2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1" office:value-type="string" calcext:value-type="string">
            <text:p>Zgoščena vrednost (izvleček)</text:p>
          </table:table-cell>
          <table:table-cell table:style-name="ce1" office:value-type="string" calcext:value-type="string">
            <text:p>Koda</text:p>
          </table:table-cell>
          <table:table-cell table:style-name="ce3" office:value-type="string" calcext:value-type="string">
            <text:p>Uporabniško im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ukež</text:p>
          </table:table-cell>
          <table:table-cell office:value-type="string" calcext:value-type="string">
            <text:p>Drnulja</text:p>
          </table:table-cell>
          <table:table-cell office:value-type="string" calcext:value-type="string">
            <text:p>f71fc51da34b18146c53af9581d47d9d1b414cfd</text:p>
          </table:table-cell>
          <table:table-cell table:style-name="ce2" table:formula="of:=MID([.C2]; MOD(CODE([.A2])-CODE(&quot;A&quot;)+1;30); 10)" office:value-type="string" office:string-value="b18146c53a" calcext:value-type="string">
            <text:p>b18146c53a</text:p>
          </table:table-cell>
          <table:table-cell table:style-name="ce2" table:formula="of:=CONCATENATE(MID(LOWER([.A2]);1;2);MID(LOWER([.B2]);1;5))" office:value-type="string" office:string-value="ludrnul" calcext:value-type="string">
            <text:p>ludrn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až</text:p>
          </table:table-cell>
          <table:table-cell office:value-type="string" calcext:value-type="string">
            <text:p>Slamorezec</text:p>
          </table:table-cell>
          <table:table-cell office:value-type="string" calcext:value-type="string">
            <text:p>90a3953b0077a854f2233e9cf30d2198b332ec08</text:p>
          </table:table-cell>
          <table:table-cell table:style-name="ce2" table:formula="of:=MID([.C3]; MOD(CODE([.A3])-CODE(&quot;A&quot;)+1;30); 10)" office:value-type="string" office:string-value="90a3953b00" calcext:value-type="string">
            <text:p>90a3953b00</text:p>
          </table:table-cell>
          <table:table-cell table:style-name="ce2" table:formula="of:=CONCATENATE(MID(LOWER([.A3]);1;2);MID(LOWER([.B3]);1;5))" office:value-type="string" office:string-value="anslamo" calcext:value-type="string">
            <text:p>anslam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vla</text:p>
          </table:table-cell>
          <table:table-cell office:value-type="string" calcext:value-type="string">
            <text:p>Zaropotaj</text:p>
          </table:table-cell>
          <table:table-cell office:value-type="string" calcext:value-type="string">
            <text:p>96eb68589aa30eaeee889e277ad898c6f584a283</text:p>
          </table:table-cell>
          <table:table-cell table:style-name="ce2" table:formula="of:=MID([.C4]; MOD(CODE([.A4])-CODE(&quot;A&quot;)+1;30); 10)" office:value-type="string" office:string-value="eee889e277" calcext:value-type="string">
            <text:p>eee889e277</text:p>
          </table:table-cell>
          <table:table-cell table:style-name="ce2" table:formula="of:=CONCATENATE(MID(LOWER([.A4]);1;2);MID(LOWER([.B4]);1;5))" office:value-type="string" office:string-value="pazarop" calcext:value-type="string">
            <text:p>pazar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rček</text:p>
          </table:table-cell>
          <table:table-cell office:value-type="string" calcext:value-type="string">
            <text:p>Griža</text:p>
          </table:table-cell>
          <table:table-cell office:value-type="string" calcext:value-type="string">
            <text:p>e4072841ac21ac74339e2526a40a92be9a994067</text:p>
          </table:table-cell>
          <table:table-cell table:style-name="ce2" table:formula="of:=MID([.C5]; MOD(CODE([.A5])-CODE(&quot;A&quot;)+1;30); 10)" office:value-type="string" office:string-value="c21ac74339" calcext:value-type="string">
            <text:p>c21ac74339</text:p>
          </table:table-cell>
          <table:table-cell table:style-name="ce2" table:formula="of:=CONCATENATE(MID(LOWER([.A5]);1;2);MID(LOWER([.B5]);1;5))" office:value-type="string" office:string-value="jugriža" calcext:value-type="string">
            <text:p>jugriž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šte</text:p>
          </table:table-cell>
          <table:table-cell office:value-type="string" calcext:value-type="string">
            <text:p>Krevs</text:p>
          </table:table-cell>
          <table:table-cell office:value-type="string" calcext:value-type="string">
            <text:p>8b3aecd1eb88a38fb8113caabeb49e1032c1bae1</text:p>
          </table:table-cell>
          <table:table-cell table:style-name="ce2" table:formula="of:=MID([.C6]; MOD(CODE([.A6])-CODE(&quot;A&quot;)+1;30); 10)" office:value-type="string" office:string-value="b3aecd1eb8" calcext:value-type="string">
            <text:p>b3aecd1eb8</text:p>
          </table:table-cell>
          <table:table-cell table:style-name="ce2" table:formula="of:=CONCATENATE(MID(LOWER([.A6]);1;2);MID(LOWER([.B6]);1;5))" office:value-type="string" office:string-value="bokrevs" calcext:value-type="string">
            <text:p>bokrev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a</text:p>
          </table:table-cell>
          <table:table-cell office:value-type="string" calcext:value-type="string">
            <text:p>Strama</text:p>
          </table:table-cell>
          <table:table-cell office:value-type="string" calcext:value-type="string">
            <text:p>c0d2b8b6188a158160507910f629f39c24d8d860</text:p>
          </table:table-cell>
          <table:table-cell table:style-name="ce2" table:formula="of:=MID([.C7]; MOD(CODE([.A7])-CODE(&quot;A&quot;)+1;30); 10)" office:value-type="string" office:string-value="160507910f" calcext:value-type="string">
            <text:p>160507910f</text:p>
          </table:table-cell>
          <table:table-cell table:style-name="ce2" table:formula="of:=CONCATENATE(MID(LOWER([.A7]);1;2);MID(LOWER([.B7]);1;5))" office:value-type="string" office:string-value="pestram" calcext:value-type="string">
            <text:p>pest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o</text:p>
          </table:table-cell>
          <table:table-cell office:value-type="string" calcext:value-type="string">
            <text:p>Črmaž</text:p>
          </table:table-cell>
          <table:table-cell office:value-type="string" calcext:value-type="string">
            <text:p>3d0e8e16d9d53f3780dc84758cc8523ea4e77e2c</text:p>
          </table:table-cell>
          <table:table-cell table:style-name="ce2" table:formula="of:=MID([.C8]; MOD(CODE([.A8])-CODE(&quot;A&quot;)+1;30); 10)" office:value-type="string" office:string-value="3f3780dc84" calcext:value-type="string">
            <text:p>3f3780dc84</text:p>
          </table:table-cell>
          <table:table-cell table:style-name="ce2" table:formula="of:=CONCATENATE(MID(LOWER([.A8]);1;2);MID(LOWER([.B8]);1;5))" office:value-type="string" office:string-value="mačrmaž" calcext:value-type="string">
            <text:p>mačrmaž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pela</text:p>
          </table:table-cell>
          <table:table-cell office:value-type="string" calcext:value-type="string">
            <text:p>Kišovar</text:p>
          </table:table-cell>
          <table:table-cell office:value-type="string" calcext:value-type="string">
            <text:p>00e73a8955fc358b6a27dce5dc738628345fb088</text:p>
          </table:table-cell>
          <table:table-cell table:style-name="ce2" table:formula="of:=MID([.C9]; MOD(CODE([.A9])-CODE(&quot;A&quot;)+1;30); 10)" office:value-type="string" office:string-value="58b6a27dce" calcext:value-type="string">
            <text:p>58b6a27dce</text:p>
          </table:table-cell>
          <table:table-cell table:style-name="ce2" table:formula="of:=CONCATENATE(MID(LOWER([.A9]);1;2);MID(LOWER([.B9]);1;5))" office:value-type="string" office:string-value="špkišov" calcext:value-type="string">
            <text:p>špkišov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želj Gregor</dc:creator>
    <meta:creation-date>2020-04-05T15:54:52</meta:creation-date>
    <dc:date>2020-04-06T21:36:04</dc:date>
    <meta:generator>LibreOffice/5.0.6.3$Windows_x86 LibreOffice_project/490fc03b25318460cfc54456516ea2519c11d1aa</meta:generator>
    <meta:document-statistic meta:table-count="1" meta:cell-count="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